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003f8" officeooo:paragraph-rsid="001003f8"/>
    </style:style>
    <style:style style:name="P2" style:family="paragraph" style:parent-style-name="Text_20_body">
      <style:paragraph-properties fo:text-align="start" style:justify-single-word="false"/>
      <style:text-properties officeooo:rsid="0011c5e3" officeooo:paragraph-rsid="0011c5e3"/>
    </style:style>
    <style:style style:name="P3" style:family="paragraph" style:parent-style-name="Text_20_body">
      <style:paragraph-properties fo:text-align="start" style:justify-single-word="false"/>
      <style:text-properties officeooo:rsid="0013863c" officeooo:paragraph-rsid="0013863c"/>
    </style:style>
    <style:style style:name="P4" style:family="paragraph" style:parent-style-name="Heading_20_1">
      <style:paragraph-properties fo:text-align="center" style:justify-single-word="false"/>
      <style:text-properties style:font-name="Arial" officeooo:rsid="000c6ead" officeooo:paragraph-rsid="000c6ead"/>
    </style:style>
    <style:style style:name="P5" style:family="paragraph" style:parent-style-name="Text_20_body">
      <style:paragraph-properties fo:text-align="center" style:justify-single-word="false"/>
      <style:text-properties style:font-name="Arial" officeooo:rsid="000c6ead" officeooo:paragraph-rsid="000c6ead"/>
    </style:style>
    <style:style style:name="P6" style:family="paragraph" style:parent-style-name="Text_20_body">
      <style:paragraph-properties fo:text-align="start" style:justify-single-word="false"/>
      <style:text-properties style:font-name="Arial" officeooo:rsid="001003f8" officeooo:paragraph-rsid="001003f8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1c5e3" officeooo:paragraph-rsid="001003f8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11c5e3" officeooo:paragraph-rsid="0011c5e3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13863c" officeooo:paragraph-rsid="0013863c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14a5a5" officeooo:paragraph-rsid="0014a5a5"/>
    </style:style>
    <style:style style:name="T1" style:family="text">
      <style:text-properties style:font-name="Arial"/>
    </style:style>
    <style:style style:name="T2" style:family="text">
      <style:text-properties style:font-name="Arial" officeooo:rsid="0011c5e3"/>
    </style:style>
    <style:style style:name="T3" style:family="text">
      <style:text-properties style:font-name="Arial" officeooo:rsid="0012b3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jeto Cordel</text:h>
      <text:p text:style-name="P5"/>
      <text:p text:style-name="P6">text-transform: ; (text-transform): transforma o texto para algo</text:p>
      <text:p text:style-name="P1"><text:span text:style-name="T1">text-transform: uppercase; (uppercase): transforma o texto para </text:span><text:span text:style-name="T2">letras maiusculas</text:span></text:p>
      <text:p text:style-name="P7"/>
      <text:p text:style-name="P8">font-variant: ; (font-variant): controla caracteristicas da font (texto)</text:p>
      <text:p text:style-name="P2"><text:span text:style-name="T1">font-variant: small-caps; (small-caps): </text:span><text:span text:style-name="T3">deixa tudo maiusculo, mas o começo de cada palavra fica maior que as demais</text:span></text:p>
      <text:p text:style-name="P3"><text:span text:style-name="T3">v</text:span><text:span text:style-name="T1">w: view port width (largura da tela)</text:span></text:p>
      <text:p text:style-name="P9">vh: view port height (altura da tela)</text:p>
      <text:p text:style-name="P9">___________________</text:p>
      <text:p text:style-name="P10">h1</text:p>
      <text:p text:style-name="P10">font-size: 10vw; (font-size): 10% da largura da tela (site / view port)</text:p>
      <text:p text:style-name="P10">___________________</text:p>
      <text:p text:style-name="P10">p</text:p>
      <text:p text:style-name="P10">font-size: 3.5vw; (vw): 3.5% da largura da tela (site / view port)</text:p>
      <text:p text:style-name="P10">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8:57:13.386652101</meta:creation-date>
    <dc:date>2022-05-20T08:00:11.873906898</dc:date>
    <meta:editing-duration>PT2H50M34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14" meta:word-count="87" meta:character-count="617" meta:non-whitespace-character-count="544"/>
  </office:meta>
</office:document-meta>
</file>